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Helper.readDocument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elper.create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Helper.createDocument( String namespaceUri , String qualifiedName , DocumentType docum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Helper.getFirstChild( Element element , String namespace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Helper.writeDocument( Document document ,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Helper.getFirstChild( Element element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elper.setSimpleElementText( Element element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Helper.getPrecedingSiblings( Element element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elper.readDocument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elper.readDocument( String string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Helper.writeDocument( Document document ,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Helper.getChildren( Element element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elper.readDocument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elper.getSimpleElementText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Helper.getChildren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Helper.writeDocument( Document document , OutputStream output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cumentHelper.getPrecedingSiblings( Element element ,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Helper.createDocumentType( String qualified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elper.getNextSiblings( Element element , String namespace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Helper.getNextSiblings( Element element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elper.getTransformer( DocumentType docum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Helper.readDocumen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elper.getChildren( Element element ,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Helper.setEntity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